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6.108cm" style:rel-column-width="23549*"/>
    </style:style>
    <style:style style:name="Tabelle1.B" style:family="table-column">
      <style:table-column-properties style:column-width="5.445cm" style:rel-column-width="20992*"/>
    </style:style>
    <style:style style:name="Tabelle1.C" style:family="table-column">
      <style:table-column-properties style:column-width="5.445cm" style:rel-column-width="2099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00" style:font-name="Calibri" fo:font-size="12pt" fo:language="de" fo:country="D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2" style:family="paragraph" style:parent-style-name="Standard">
      <style:text-properties fo:color="#000000" style:font-name="Calibri" fo:font-size="12pt" fo:language="de" fo:country="D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3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6" style:family="paragraph" style:parent-style-name="Heading_20_4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text-properties style:font-name="Calibri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8" style:family="paragraph" style:parent-style-name="Table_20_Contents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9" style:family="paragraph" style:parent-style-name="Heading_20_4">
      <style:paragraph-properties fo:margin-left="0cm" fo:margin-right="0cm" fo:text-indent="0cm" style:auto-text-indent="false"/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style:font-name="Calibri" fo:font-size="12pt" fo:letter-spacing="normal" fo:language="de" fo:country="DE" fo:font-style="normal" fo:font-weight="normal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fo:font-variant="normal" fo:text-transform="none" fo:color="#000000" style:font-name="Calibri" fo:font-size="12pt" fo:letter-spacing="normal" fo:language="de" fo:country="DE" fo:font-style="normal" fo:font-weight="normal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style:font-name="Calibri"/>
    </style:style>
    <style:style style:name="P18" style:family="paragraph" style:parent-style-name="Text_20_body">
      <style:text-properties style:font-name="Calibri" fo:font-weight="normal" style:font-weight-asian="normal" style:font-weight-complex="normal"/>
    </style:style>
    <style:style style:name="P1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2pt" fo:language="de" fo:country="DE" fo:font-weight="bold" style:font-size-asian="12pt" style:language-asian="zxx" style:country-asian="none" style:font-size-complex="12pt" style:language-complex="zxx" style:country-complex="none"/>
    </style:style>
    <style:style style:name="T4" style:family="text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index.php/Spezial:Such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1 Einleitung<text:tab/>1</text:p>
          <text:p text:style-name="P21">2 Kanban<text:tab/>1</text:p>
          <text:p text:style-name="P19">2.1 Kanban Ablauf<text:tab/>1</text:p>
          <text:p text:style-name="P19">2.2 Kanban-Charakteristik<text:tab/>2</text:p>
          <text:p text:style-name="P20">2.2.1 Kaizen:<text:tab/>2</text:p>
          <text:p text:style-name="P20">2.2.2 Tägliche Treffen:<text:tab/>2</text:p>
          <text:p text:style-name="P20">2.2.3 Operations Review:<text:tab/>2</text:p>
          <text:p text:style-name="P20">2.2.4 Kanban-Board:<text:tab/>2</text:p>
          <text:p text:style-name="P20">2.2.5 Priorisierung:<text:tab/>2</text:p>
          <text:p text:style-name="P20">2.2.6 Häufige Auslieferung der Produkte:<text:tab/>2</text:p>
          <text:p text:style-name="P20">2.2.7 User Stories:<text:tab/>2</text:p>
          <text:p text:style-name="P19">2.3 Kanban-Zusammenfassung und Bewertung<text:tab/>2</text:p>
          <text:p text:style-name="P21">3 Scrum<text:tab/>2</text:p>
          <text:p text:style-name="P19">3.1 Scrum-Phasen<text:tab/>2</text:p>
          <text:p text:style-name="P20">3.1.1 Pregame:<text:tab/>2</text:p>
          <text:p text:style-name="P20">3.1.2 Game:<text:tab/>2</text:p>
          <text:p text:style-name="P20">3.1.3 Postgame:<text:tab/>2</text:p>
          <text:p text:style-name="P19">3.2 Scrum-Charakteristik<text:tab/>3</text:p>
          <text:p text:style-name="P20">3.2.1 Sprint:<text:tab/>3</text:p>
          <text:p text:style-name="P20">3.2.2 Backlog:<text:tab/>3</text:p>
          <text:p text:style-name="P20">3.2.3 Daily Scrum:<text:tab/>3</text:p>
          <text:p text:style-name="P20">3.2.4 Scrum Board:<text:tab/>3</text:p>
          <text:p text:style-name="P20">3.2.5 Sprint Review:<text:tab/>3</text:p>
          <text:p text:style-name="P20">3.2.6 Sprint Retrospektive:<text:tab/>3</text:p>
          <text:p text:style-name="P20">3.2.7 Teilnehmende Personen:<text:tab/>3</text:p>
          <text:p text:style-name="P19">3.3 Scrum-Zusammenfassung und Bewertung<text:tab/>3</text:p>
          <text:p text:style-name="P21">W Unterschiede<text:tab/>4</text:p>
          <text:p text:style-name="P21">X Schlusswort<text:tab/>4</text:p>
          <text:p text:style-name="P19">X.1 Scrum<text:tab/>4</text:p>
          <text:p text:style-name="P19">X.2 Kanban<text:tab/>5</text:p>
          <text:p text:style-name="P21">Y Entscheidung<text:tab/>5</text:p>
          <text:p text:style-name="P21">Z Quellen<text:tab/>5</text:p>
        </text:index-body>
      </text:table-of-content>
      <text:h text:style-name="Heading_20_3" text:outline-level="3"/>
      <text:h text:style-name="Heading_20_3" text:outline-level="3">1 Einleitung</text:h>
      <text:p text:style-name="P4"/>
      <text:p text:style-name="P4">Bla</text:p>
      <text:h text:style-name="Heading_20_3" text:outline-level="3">2 Kanban</text:h>
      <text:p text:style-name="P5">Bla</text:p>
      <text:h text:style-name="P9" text:outline-level="4">2.1 Kanban Ablauf</text:h>
      <text:p text:style-name="P5">Bla</text:p>
      <text:h text:style-name="P6" text:outline-level="4"><text:bookmark text:name="Kanban-Charakteristik"/><text:soft-page-break/>2.2 Kanban-Charakteristik</text:h>
      <text:h text:style-name="Heading_20_5" text:outline-level="5"><text:span text:style-name="T3">2.2.1 Kaizen:</text:span></text:h>
      <text:p text:style-name="P16"><text:span text:style-name="T4">Bla</text:span></text:p>
      <text:h text:style-name="Heading_20_5" text:outline-level="5"><text:span text:style-name="T1">2.2.2 Tägliche Treffen:</text:span></text:h>
      <text:p text:style-name="P18">Bla</text:p>
      <text:h text:style-name="Heading_20_5" text:outline-level="5"><text:span text:style-name="T1">2.2.3 Operations Review:</text:span></text:h>
      <text:p text:style-name="P17">Bla</text:p>
      <text:h text:style-name="Heading_20_5" text:outline-level="5"><text:span text:style-name="T1">2.2.4 Kanban-Board:</text:span></text:h>
      <text:p text:style-name="P18">Bla</text:p>
      <text:h text:style-name="Heading_20_5" text:outline-level="5"><text:span text:style-name="T1">2.2.5 Priorisierung:</text:span></text:h>
      <text:p text:style-name="P18">Bla</text:p>
      <text:h text:style-name="Heading_20_5" text:outline-level="5"><text:span text:style-name="T1">2.2.6 Häufige Auslieferung der Produkte:</text:span></text:h>
      <text:p text:style-name="P18">Bla</text:p>
      <text:h text:style-name="Heading_20_5" text:outline-level="5"><text:span text:style-name="T1">2.2.7 User Stories:</text:span></text:h>
      <text:p text:style-name="P17">Bla</text:p>
      <text:h text:style-name="Heading_20_4" text:outline-level="4"><text:bookmark text:name="Kanban-Zusammenfassung_und_Bewertung"/>2.3 Kanban-Zusammenfassung und Bewertung</text:h>
      <text:p text:style-name="P5">Bla</text:p>
      <text:h text:style-name="Heading_20_3" text:outline-level="3"><text:bookmark text:name="Scrum"/>3 Scrum</text:h>
      <text:p text:style-name="P5">Bla</text:p>
      <text:h text:style-name="Heading_20_4" text:outline-level="4"><text:bookmark text:name="Scrum-Phasen"/>3.1 Scrum-Phasen</text:h>
      <text:h text:style-name="Heading_20_5" text:outline-level="5"><text:span text:style-name="T1">3.1.1 Pregame:</text:span></text:h>
      <text:p text:style-name="Text_20_body"><text:span text:style-name="T6">Die Pregame Phase lässt sich in Planning/Discovery Phase und Architecture/strategische Planung untergliedern. </text:span></text:p>
      <text:p text:style-name="Text_20_body"><text:s/></text:p>
      <text:p text:style-name="P17">Bla</text:p>
      <text:h text:style-name="Heading_20_5" text:outline-level="5"><text:span text:style-name="T1">3.1.2 Game:</text:span></text:h>
      <text:p text:style-name="P18">Bla</text:p>
      <text:h text:style-name="Heading_20_5" text:outline-level="5"><text:span text:style-name="T1">3.1.3 Postgame:</text:span></text:h>
      <text:p text:style-name="P18">Bla</text:p>
      <text:h text:style-name="Heading_20_4" text:outline-level="4"><text:bookmark text:name="Scrum-Charakteristik"/><text:soft-page-break/>3.2 Scrum-Charakteristik</text:h>
      <text:h text:style-name="Heading_20_5" text:outline-level="5"><text:span text:style-name="T1">3.2.1 Sprint:</text:span></text:h>
      <text:p text:style-name="P18">Bla</text:p>
      <text:h text:style-name="Heading_20_5" text:outline-level="5"><text:span text:style-name="T1">3.2.2 Backlog:</text:span></text:h>
      <text:p text:style-name="P18">Bla</text:p>
      <text:h text:style-name="Heading_20_5" text:outline-level="5"><text:span text:style-name="T1">3.2.3 Daily Scrum:</text:span></text:h>
      <text:p text:style-name="P18">Bla</text:p>
      <text:h text:style-name="Heading_20_5" text:outline-level="5"><text:span text:style-name="T1">3.2.4 Scrum Board:</text:span></text:h>
      <text:p text:style-name="P18">Bla</text:p>
      <text:h text:style-name="Heading_20_5" text:outline-level="5"><text:span text:style-name="T1">3.2.5 Sprint Review:</text:span></text:h>
      <text:p text:style-name="P18">Bla</text:p>
      <text:h text:style-name="Heading_20_5" text:outline-level="5"><text:span text:style-name="T2">3.2.6 Sprint Retrospektive:</text:span></text:h>
      <text:p text:style-name="P18">Bla</text:p>
      <text:h text:style-name="Heading_20_5" text:outline-level="5"><text:span text:style-name="T1">3.2.7 Teilnehmende Personen:</text:span></text:h>
      <text:p text:style-name="P18">Bla</text:p>
      <text:h text:style-name="Heading_20_4" text:outline-level="4"><text:bookmark text:name="Scrum-Zusammenfassung_und_Bewertung"/>3.3 Scrum-Zusammenfassung und Bewertung</text:h>
      <text:p text:style-name="P5">Bla</text:p>
      <text:h text:style-name="P13" text:outline-level="3"><text:bookmark text:name="Unterschiede"/>W Unterschied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Methode</text:p>
          </table:table-cell>
          <table:table-cell table:style-name="Tabelle1.A1" office:value-type="string">
            <text:p text:style-name="P7">Scrum</text:p>
          </table:table-cell>
          <table:table-cell table:style-name="Tabelle1.C1" office:value-type="string">
            <text:p text:style-name="P7">Kanban</text:p>
          </table:table-cell>
        </table:table-row>
        <table:table-row>
          <table:table-cell table:style-name="Tabelle1.A2" office:value-type="string">
            <text:p text:style-name="P7">Geeignet für</text:p>
          </table:table-cell>
          <table:table-cell table:style-name="Tabelle1.A2" office:value-type="string">
            <text:p text:style-name="P7">kleine Teams </text:p>
          </table:table-cell>
          <table:table-cell table:style-name="Tabelle1.C2" office:value-type="string">
            <text:p text:style-name="P8"><text:span text:style-name="T5">Sehr </text:span>kleine Teams </text:p>
          </table:table-cell>
        </table:table-row>
        <table:table-row>
          <table:table-cell table:style-name="Tabelle1.A2" office:value-type="string">
            <text:p text:style-name="P7">Kundenpräsenz </text:p>
          </table:table-cell>
          <table:table-cell table:style-name="Tabelle1.A2" office:value-type="string">
            <text:p text:style-name="P7">Der Kunde kann nur am Ende eines Sprints eingreifen. </text:p>
          </table:table-cell>
          <table:table-cell table:style-name="Tabelle1.C2" office:value-type="string">
            <text:p text:style-name="P7">Der Kunde kann jeden Tag eingreifen. </text:p>
          </table:table-cell>
        </table:table-row>
        <table:table-row>
          <table:table-cell table:style-name="Tabelle1.A2" office:value-type="string">
            <text:p text:style-name="P7">Grad der Erfolgswahrscheinlichkeit </text:p>
          </table:table-cell>
          <table:table-cell table:style-name="Tabelle1.A2" office:value-type="string">
            <text:p text:style-name="P7">hohe Erfolgswahrscheinlichkeit </text:p>
          </table:table-cell>
          <table:table-cell table:style-name="Tabelle1.C2" office:value-type="string">
            <text:p text:style-name="P7">hohe Erfolgswahrscheinlichkeit </text:p>
          </table:table-cell>
        </table:table-row>
        <table:table-row>
          <table:table-cell table:style-name="Tabelle1.A2" office:value-type="string">
            <text:p text:style-name="P7">Grad des Wissenstransfers </text:p>
          </table:table-cell>
          <table:table-cell table:style-name="Tabelle1.A2" office:value-type="string">
            <text:p text:style-name="P7">hoher Wissenstransfer </text:p>
          </table:table-cell>
          <table:table-cell table:style-name="Tabelle1.C2" office:value-type="string">
            <text:p text:style-name="P7">hoher Wissenstransfer </text:p>
          </table:table-cell>
        </table:table-row>
        <table:table-row>
          <table:table-cell table:style-name="Tabelle1.A2" office:value-type="string">
            <text:p text:style-name="P8">Grad der Eigenverantwortung </text:p>
          </table:table-cell>
          <table:table-cell table:style-name="Tabelle1.A2" office:value-type="string">
            <text:p text:style-name="P8">hohe Eigenverantwortung der Teammitglieder </text:p>
          </table:table-cell>
          <table:table-cell table:style-name="Tabelle1.C2" office:value-type="string">
            <text:p text:style-name="P8">hohe Eigenverantwortung der Teammitglieder </text:p>
          </table:table-cell>
        </table:table-row>
        <table:table-row>
          <table:table-cell table:style-name="Tabelle1.A2" office:value-type="string">
            <text:p text:style-name="P8">Iterationen </text:p>
          </table:table-cell>
          <table:table-cell table:style-name="Tabelle1.A2" office:value-type="string">
            <text:p text:style-name="P8">Iterationen (Sprints) sind festgelegt. </text:p>
          </table:table-cell>
          <table:table-cell table:style-name="Tabelle1.C2" office:value-type="string">
            <text:p text:style-name="P8">Iterationen sind variabel. </text:p>
          </table:table-cell>
        </table:table-row>
        <table:table-row>
          <table:table-cell table:style-name="Tabelle1.A2" office:value-type="string">
            <text:p text:style-name="P8">Workload </text:p>
          </table:table-cell>
          <table:table-cell table:style-name="Tabelle1.A2" office:value-type="string">
            <text:p text:style-name="P8">Workload während der Iterationen ist festgelegt. </text:p>
          </table:table-cell>
          <table:table-cell table:style-name="Tabelle1.C2" office:value-type="string">
            <text:p text:style-name="P8">Workload während der Iterationen ist nicht festgelegt. </text:p>
          </table:table-cell>
        </table:table-row>
        <table:table-row>
          <table:table-cell table:style-name="Tabelle1.A2" office:value-type="string">
            <text:p text:style-name="P7">Metrik zur Prozessverbesserung </text:p>
          </table:table-cell>
          <table:table-cell table:style-name="Tabelle1.A2" office:value-type="string">
            <text:p text:style-name="P7">Erfolgreiche oder nicht erfolgreiche Sprints dienen als Metrik zur Prozessverbesserung. </text:p>
          </table:table-cell>
          <table:table-cell table:style-name="Tabelle1.C2" office:value-type="string">
            <text:p text:style-name="P7">Durchlaufzeiten dienen als Metrik zur Prozessverbesserung. </text:p>
          </table:table-cell>
        </table:table-row>
        <table:table-row>
          <table:table-cell table:style-name="Tabelle1.A2" office:value-type="string">
            <text:p text:style-name="P7">Teilnehmer an täglichen Sitzungen </text:p>
          </table:table-cell>
          <table:table-cell table:style-name="Tabelle1.A2" office:value-type="string">
            <text:p text:style-name="P7">Scrum Master, Teammitglieder, Product Owner (Gibt Rollen vor.) </text:p>
          </table:table-cell>
          <table:table-cell table:style-name="Tabelle1.C2" office:value-type="string">
            <text:p text:style-name="P7">Teammitglieder, Stakeholder, Kunden, Teamleiter (Gibt keine Rollen vor.) </text:p>
          </table:table-cell>
        </table:table-row>
        <table:table-row>
          <table:table-cell table:style-name="Tabelle1.A2" office:value-type="string">
            <text:p text:style-name="P7">Tägliche Sitzungen </text:p>
          </table:table-cell>
          <table:table-cell table:style-name="Tabelle1.A2" office:value-type="string">
            <text:p text:style-name="P7">Ja</text:p>
          </table:table-cell>
          <table:table-cell table:style-name="Tabelle1.C2" office:value-type="string">
            <text:p text:style-name="P7">Ja</text:p>
          </table:table-cell>
        </table:table-row>
        <table:table-row>
          <table:table-cell table:style-name="Tabelle1.A2" office:value-type="string">
            <text:p text:style-name="P7">Grad der Planung </text:p>
          </table:table-cell>
          <table:table-cell table:style-name="Tabelle1.A2" office:value-type="string">
            <text:p text:style-name="P7">Das Fertigungsdatum ist offen, das Budget offen, aber möglichst niedrig </text:p>
          </table:table-cell>
          <table:table-cell table:style-name="Tabelle1.C2" office:value-type="string">
            <text:p text:style-name="P7">Das Fertigungsdatum ist fest, das Budget ist fest. </text:p>
          </table:table-cell>
        </table:table-row>
        <table:table-row>
          <table:table-cell table:style-name="Tabelle1.A2" office:value-type="string">
            <text:p text:style-name="P7">Grad der Regelungen </text:p>
          </table:table-cell>
          <table:table-cell table:style-name="Tabelle1.A2" office:value-type="string">
            <text:p text:style-name="P7">genaue Abläufe und Werte </text:p>
          </table:table-cell>
          <table:table-cell table:style-name="Tabelle1.C2" office:value-type="string">
            <text:p text:style-name="P7">semigenaue Abläufe und Werte </text:p>
          </table:table-cell>
        </table:table-row>
        <table:table-row>
          <table:table-cell table:style-name="Tabelle1.A2" office:value-type="string">
            <text:p text:style-name="P7">Grad der Dokumentation </text:p>
          </table:table-cell>
          <table:table-cell table:style-name="Tabelle1.A2" office:value-type="string">
            <text:p text:style-name="P7">Die Dokumentation entfällt. </text:p>
          </table:table-cell>
          <table:table-cell table:style-name="Tabelle1.C2" office:value-type="string">
            <text:p text:style-name="P7">Die Dokumentation erfolgt nach Abschluss des Projekts. </text:p>
          </table:table-cell>
        </table:table-row>
        <table:table-row>
          <table:table-cell table:style-name="Tabelle1.A2" office:value-type="string">
            <text:p text:style-name="P7">Visualisierung </text:p>
          </table:table-cell>
          <table:table-cell table:style-name="Tabelle1.A2" office:value-type="string">
            <text:p text:style-name="P7">Scrum-Board </text:p>
          </table:table-cell>
          <table:table-cell table:style-name="Tabelle1.C2" office:value-type="string">
            <text:p text:style-name="P7">Kanban-Board </text:p>
          </table:table-cell>
        </table:table-row>
        <table:table-row>
          <table:table-cell table:style-name="Tabelle1.A2" office:value-type="string">
            <text:p text:style-name="P7">User Stories </text:p>
          </table:table-cell>
          <table:table-cell table:style-name="Tabelle1.A2" office:value-type="string">
            <text:p text:style-name="P7">Ja</text:p>
          </table:table-cell>
          <table:table-cell table:style-name="Tabelle1.C2" office:value-type="string">
            <text:p text:style-name="P7">Ja</text:p>
          </table:table-cell>
        </table:table-row>
        <table:table-row>
          <table:table-cell table:style-name="Tabelle1.A2" office:value-type="string">
            <text:p text:style-name="P8">Änderungen </text:p>
          </table:table-cell>
          <table:table-cell table:style-name="Tabelle1.A2" office:value-type="string">
            <text:p text:style-name="P2">Änderungen nur zwischen den Sprints </text:p>
          </table:table-cell>
          <table:table-cell table:style-name="Tabelle1.C2" office:value-type="string">
            <text:p text:style-name="P2">Änderungen jederzeit </text:p>
          </table:table-cell>
        </table:table-row>
      </table:table>
      <text:p text:style-name="P2"/>
      <text:p text:style-name="P2"/>
      <text:h text:style-name="Heading_20_3" text:outline-level="3">X Schlusswort</text:h>
      <text:p text:style-name="P1"/>
      <text:h text:style-name="Heading_20_4" text:outline-level="4">X.1 Scrum</text:h>
      <text:p text:style-name="P15">Bla</text:p>
      <text:p text:style-name="P15"><text:soft-page-break/></text:p>
      <text:h text:style-name="Heading_20_4" text:outline-level="4">X.2 Kanban</text:h>
      <text:p text:style-name="P10">Bla</text:p>
      <text:h text:style-name="Heading_20_3" text:outline-level="3">Y Entscheidung</text:h>
      <text:p text:style-name="P3"/>
      <text:p text:style-name="P3">Bla</text:p>
      <text:p text:style-name="P3"/>
      <text:h text:style-name="Heading_20_3" text:outline-level="3">Z Quellen</text:h>
      <text:p text:style-name="P12"><text:a xlink:type="simple" xlink:href="http://de.wikipedia.org/wiki/Kanban" text:style-name="Internet_20_link" text:visited-style-name="Visited_20_Internet_20_Link">http://de.wikipedia.org/wiki/Kanban</text:a></text:p>
      <text:p text:style-name="P12"><text:a xlink:type="simple" xlink:href="http://de.wikipedia.org/wiki/Kanban_%28Softwareentwicklung%29" text:style-name="Internet_20_link" text:visited-style-name="Visited_20_Internet_20_Link">http://de.wikipedia.org/wiki/Kanban_%28Softwareentwicklung%29</text:a></text:p>
      <text:p text:style-name="P12"><text:a xlink:type="simple" xlink:href="http://www.lean-production-expert.de/lean-production/kanban-beschreibung.html" text:style-name="Internet_20_link" text:visited-style-name="Visited_20_Internet_20_Link">http://www.lean-production-expert.de/lean-production/kanban-beschreibung.html</text:a></text:p>
      <text:p text:style-name="P12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12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12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  <text:p text:style-name="P12"><text:a xlink:type="simple" xlink:href="http://de.wikipedia.org/wiki/Scrum" text:style-name="Internet_20_link" text:visited-style-name="Visited_20_Internet_20_Link">http://de.wikipedia.org/wiki/Scrum</text:a></text:p>
      <text:p text:style-name="P12"><text:a xlink:type="simple" xlink:href="http://scrum-master.de/Was_ist_Scrum/Scrum_auf_einer_Seite_erklaert" text:style-name="Internet_20_link" text:visited-style-name="Visited_20_Internet_20_Link">http://scrum-master.de/Was_ist_Scrum/Scrum_auf_einer_Seite_erklaer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2M43S</meta:editing-duration>
    <meta:editing-cycles>212</meta:editing-cycles>
    <meta:generator>OpenOffice/4.1.1$Win32 OpenOffice.org_project/411m6$Build-9775</meta:generator>
    <dc:date>2016-04-15T12:01:58.38</dc:date>
    <meta:document-statistic meta:table-count="1" meta:image-count="0" meta:object-count="0" meta:page-count="5" meta:paragraph-count="152" meta:word-count="415" meta:character-count="3417"/>
    <meta:user-defined meta:name="Info 1"/>
    <meta:user-defined meta:name="Info 2"/>
    <meta:user-defined meta:name="Info 3"/>
    <meta:user-defined meta:name="Info 4"/>
  </office:meta>
</office:document-meta>
</file>